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9778c" officeooo:paragraph-rsid="0019778c"/>
    </style:style>
    <style:style style:name="P2" style:family="paragraph" style:parent-style-name="Text_20_body">
      <style:text-properties officeooo:rsid="0019778c" officeooo:paragraph-rsid="001cab5b"/>
    </style:style>
    <style:style style:name="P3" style:family="paragraph" style:parent-style-name="Text_20_body">
      <style:text-properties officeooo:rsid="001b788f" officeooo:paragraph-rsid="0019778c"/>
    </style:style>
    <style:style style:name="P4" style:family="paragraph" style:parent-style-name="Text_20_body">
      <style:text-properties officeooo:rsid="001b788f" officeooo:paragraph-rsid="001cab5b"/>
    </style:style>
    <style:style style:name="P5" style:family="paragraph" style:parent-style-name="Text_20_body">
      <style:text-properties officeooo:rsid="001ba901" officeooo:paragraph-rsid="001ba901"/>
    </style:style>
    <style:style style:name="P6" style:family="paragraph" style:parent-style-name="Text_20_body">
      <style:text-properties officeooo:rsid="001cab5b" officeooo:paragraph-rsid="001cab5b"/>
    </style:style>
    <style:style style:name="P7" style:family="paragraph" style:parent-style-name="Heading_20_2">
      <style:text-properties officeooo:paragraph-rsid="001cab5b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88f" style:font-weight-asian="bold" style:font-weight-complex="bold"/>
    </style:style>
    <style:style style:name="T3" style:family="text">
      <style:text-properties officeooo:rsid="001b788f"/>
    </style:style>
    <style:style style:name="T4" style:family="text">
      <style:text-properties officeooo:rsid="001cab5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TML &amp; CSS Tuto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a xlink:type="simple" xlink:href="#__RefHeading__112_1550387137" text:style-name="Index_20_Link" text:visited-style-name="Index_20_Link">1 Principal tuto :<text:tab/>1</text:a></text:p>
          <text:p text:style-name="P8"><text:a xlink:type="simple" xlink:href="#__RefHeading__114_1550387137" text:style-name="Index_20_Link" text:visited-style-name="Index_20_Link">2 Stylisez votre site avec CSS3 :<text:tab/>1</text:a></text:p>
          <text:p text:style-name="P8"><text:a xlink:type="simple" xlink:href="#__RefHeading__116_1550387137" text:style-name="Index_20_Link" text:visited-style-name="Index_20_Link">3 W3schools :<text:tab/>1</text:a></text:p>
          <text:p text:style-name="P8"><text:a xlink:type="simple" xlink:href="#__RefHeading__118_1550387137" text:style-name="Index_20_Link" text:visited-style-name="Index_20_Link">4 Gérer la compatibilité entre navigateurs :<text:tab/>1</text:a></text:p>
          <text:p text:style-name="P8"><text:a xlink:type="simple" xlink:href="#__RefHeading__120_1550387137" text:style-name="Index_20_Link" text:visited-style-name="Index_20_Link">5 Améliorez la visibilité de votre site grâce au référencement :<text:tab/>1</text:a></text:p>
        </text:index-body>
      </text:table-of-content>
      <text:p text:style-name="Text_20_body"/>
      <text:h text:style-name="Heading_20_2" text:outline-level="2"><text:bookmark-start text:name="__RefHeading__112_1550387137"/>Principal tuto :<text:bookmark-end text:name="__RefHeading__112_1550387137"/></text:h>
      <text:p text:style-name="P2"><text:span text:style-name="T3">(=&gt; </text:span>Aller voir Partie 5 – Annexes : <text:span text:style-name="T1">Memento HTML et CSS</text:span><text:span text:style-name="T2">) </text:span></text:p>
      <text:p text:style-name="P1"><text:a xlink:type="simple" xlink:href="http://fr.openclassrooms.com/informatique/cours/apprenez-a-creer-votre-site-web-avec-html5-et-css3">http://fr.openclassrooms.com/informatique/cours/apprenez-a-creer-votre-site-web-avec-html5-et-css3</text:a></text:p>
      <text:p text:style-name="P3"/>
      <text:h text:style-name="Heading_20_2" text:outline-level="2"><text:bookmark-start text:name="__RefHeading__114_1550387137"/>Stylisez votre site avec CSS3 :<text:bookmark-end text:name="__RefHeading__114_1550387137"/></text:h>
      <text:p text:style-name="P6"><text:a xlink:type="simple" xlink:href="http://fr.openclassrooms.com/informatique/cours/stylisez-votre-site-avec-css3">http://fr.openclassrooms.com/informatique/cours/stylisez-votre-site-avec-css3</text:a></text:p>
      <text:p text:style-name="P6"/>
      <text:h text:style-name="Heading_20_2" text:outline-level="2"><text:bookmark-start text:name="__RefHeading__116_1550387137"/><text:span text:style-name="T4">W3schools </text:span>:<text:bookmark-end text:name="__RefHeading__116_1550387137"/></text:h>
      <text:p text:style-name="P2"><text:a xlink:type="simple" xlink:href="http://www.w3schools.com/">http://www.w3schools.com/</text:a></text:p>
      <text:p text:style-name="P2"><text:span text:style-name="T1"/></text:p>
      <text:h text:style-name="P7" text:outline-level="2"><text:bookmark-start text:name="__RefHeading__118_1550387137"/>Gérer la compatibilité entre navigateurs :<text:bookmark-end text:name="__RefHeading__118_1550387137"/></text:h>
      <text:p text:style-name="P4"><text:a xlink:type="simple" xlink:href="http://fr.openclassrooms.com/informatique/cours/apprenez-a-creer-votre-site-web-avec-html5-et-css3/gerer-la-compatibilite-entre-les-navigateurs">http://fr.openclassrooms.com/informatique/cours/apprenez-a-creer-votre-site-web-avec-html5-et-css3/gerer-la-compatibilite-entre-les-navigateurs</text:a></text:p>
      <text:h text:style-name="Heading_20_2" text:outline-level="2"><text:bookmark-start text:name="__RefHeading__120_1550387137"/>Améliorez la visibilité de votre site grâce au référencement : <text:bookmark-end text:name="__RefHeading__120_1550387137"/></text:h>
      <text:p text:style-name="P5"><text:a xlink:type="simple" xlink:href="http://fr.openclassrooms.com/informatique/cours/ameliorez-la-visibilite-de-votre-site-grace-au-referencement">http://fr.openclassrooms.com/informatique/cours/ameliorez-la-visibilite-de-votre-site-grace-au-referencement</text:a></text:p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 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9:29:43.423721080</meta:creation-date>
    <dc:date>2014-08-05T09:42:52.725133580</dc:date>
    <meta:editing-duration>PT8M49S</meta:editing-duration>
    <meta:editing-cycles>6</meta:editing-cycles>
    <meta:generator>LibreOffice/4.2.4.2$Linux_X86_64 LibreOffice_project/420m0$Build-2</meta:generator>
    <meta:document-statistic meta:table-count="0" meta:image-count="0" meta:object-count="0" meta:page-count="1" meta:paragraph-count="17" meta:word-count="89" meta:character-count="878" meta:non-whitespace-character-count="803"/>
  </office:meta>
</office:document-meta>
</file>